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94H48M03.879051S" calcext:value-type="time">
            <text:p>594:48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Puzzle lock rotation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24H32M03.007S" calcext:value-type="time">
            <text:p>24:3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08:02:50.5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5T09:29:38.428000000</dc:date>
    <dc:creator>Benjamin Laws</dc:creator>
    <meta:editing-duration>P25DT1H51M48S</meta:editing-duration>
    <meta:editing-cycles>668</meta:editing-cycles>
    <meta:generator>LibreOffice/7.2.6.2$Windows_X86_64 LibreOffice_project/b0ec3a565991f7569a5a7f5d24fed7f52653d754</meta:generator>
    <meta:document-statistic meta:table-count="2" meta:cell-count="923" meta:object-count="0"/>
  </office:meta>
</office:document-meta>
</file>